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64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2.685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1.7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Excel_20_Built-in_20_60_25__20_-_20_Accent4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3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6378" table:default-cell-style-name="Default"/>
        <table:table-row table:style-name="ro1">
          <table:table-cell table:number-columns-repeated="2" table:style-name="ce1" office:value-type="string" calcext:value-type="string">
            <text:p>DATE</text:p>
          </table:table-cell>
          <table:table-cell table:style-name="ce1" office:value-type="string" calcext:value-type="string">
            <text:p>Fin de recherche</text:p>
          </table:table-cell>
          <table:table-cell table:style-name="ce1" office:value-type="string" calcext:value-type="string">
            <text:p>Materiel opeérationnel</text:p>
          </table:table-cell>
          <table:table-cell table:style-name="ce1" office:value-type="string" calcext:value-type="string">
            <text:p>Fin développement</text:p>
          </table:table-cell>
          <table:table-cell table:style-name="ce1" office:value-type="string" calcext:value-type="string">
            <text:p>Fin du projet</text:p>
          </table:table-cell>
          <table:table-cell table:style-name="ce1" table:number-columns-repeated="16378"/>
        </table:table-row>
        <table:table-row table:style-name="ro1">
          <table:table-cell table:number-columns-repeated="2" table:style-name="ce2" office:value-type="date" office:date-value="2023-10-04" calcext:value-type="date">
            <text:p>04/10/2023</text:p>
          </table:table-cell>
          <table:table-cell table:style-name="ce2" office:value-type="date" office:date-value="2023-12-01" calcext:value-type="date">
            <text:p>01/12/2023</text:p>
          </table:table-cell>
          <table:table-cell table:style-name="ce2" office:value-type="date" office:date-value="2023-12-18" calcext:value-type="date">
            <text:p>18/12/2023</text:p>
          </table:table-cell>
          <table:table-cell table:style-name="ce2" office:value-type="date" office:date-value="2024-03-28" calcext:value-type="date">
            <text:p>28/03/2024</text:p>
          </table:table-cell>
          <table:table-cell table:style-name="ce2" office:value-type="date" office:date-value="2024-05-17" calcext:value-type="date">
            <text:p>17/05/2024</text:p>
          </table:table-cell>
          <table:table-cell table:number-columns-repeated="16378"/>
        </table:table-row>
        <table:table-row table:style-name="ro1">
          <table:table-cell table:style-name="ce2" table:formula="of:=[.A2]+7" office:value-type="date" office:date-value="2023-10-11" calcext:value-type="date">
            <text:p>11/10/2023</text:p>
          </table:table-cell>
          <table:table-cell table:style-name="ce2" table:formula="of:=[.B2]+7" office:value-type="date" office:date-value="2023-10-11" calcext:value-type="date">
            <text:p>11/10/2023</text:p>
          </table:table-cell>
          <table:table-cell table:style-name="ce2" table:formula="of:=[.C2]" office:value-type="date" office:date-value="2023-12-01" calcext:value-type="date">
            <text:p>01/12/2023</text:p>
          </table:table-cell>
          <table:table-cell table:style-name="ce2" table:formula="of:=[.D2]" office:value-type="date" office:date-value="2023-12-18" calcext:value-type="date">
            <text:p>18/12/2023</text:p>
          </table:table-cell>
          <table:table-cell table:style-name="ce2" table:formula="of:=[.E2]" office:value-type="date" office:date-value="2024-03-28" calcext:value-type="date">
            <text:p>28/03/2024</text:p>
          </table:table-cell>
          <table:table-cell table:style-name="ce2" table:formula="of:=[.F2]" office:value-type="date" office:date-value="2024-05-17" calcext:value-type="date">
            <text:p>17/05/2024</text:p>
          </table:table-cell>
          <table:table-cell table:number-columns-repeated="2"/>
          <table:table-cell>
            <draw:frame table:end-cell-address="Feuil1.Q27" table:end-x="0.978cm" table:end-y="0.422cm" draw:z-index="0" draw:name="Graphique 4" draw:style-name="gr1" draw:text-style-name="P1" svg:width="15.181cm" svg:height="12.725cm" svg:x="0.119cm" svg:y="0.397cm">
              <draw:object draw:notify-on-update-of-ranges="Feuil1.B1:Feuil1.B1 Feuil1.B2:Feuil1.B33 Feuil1.A2:Feuil1.A33 Feuil1.C1:Feuil1.C1 Feuil1.C2:Feuil1.C33 Feuil1.A2:Feuil1.A33 Feuil1.D1:Feuil1.D1 Feuil1.D2:Feuil1.D33 Feuil1.A2:Feuil1.A33 Feuil1.E1:Feuil1.E1 Feuil1.E2:Feuil1.E33 Feuil1.A2:Feuil1.A33 Feuil1.F1:Feuil1.F1 Feuil1.F2:Feuil1.F33 Feuil1.A2:Feuil1.A3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5"/>
        </table:table-row>
        <table:table-row table:style-name="ro1">
          <table:table-cell table:style-name="ce2" table:formula="of:=[.A3]+7" office:value-type="date" office:date-value="2023-10-18" calcext:value-type="date">
            <text:p>18/10/2023</text:p>
          </table:table-cell>
          <table:table-cell table:style-name="ce2" table:formula="of:=[.B3]+7" office:value-type="date" office:date-value="2023-10-18" calcext:value-type="date">
            <text:p>18/10/2023</text:p>
          </table:table-cell>
          <table:table-cell table:style-name="ce2" table:formula="of:=[.C3]" office:value-type="date" office:date-value="2023-12-01" calcext:value-type="date">
            <text:p>01/12/2023</text:p>
          </table:table-cell>
          <table:table-cell table:style-name="ce2" table:formula="of:=[.D3]" office:value-type="date" office:date-value="2023-12-18" calcext:value-type="date">
            <text:p>18/12/2023</text:p>
          </table:table-cell>
          <table:table-cell table:style-name="ce2" table:formula="of:=[.E3]" office:value-type="date" office:date-value="2024-03-28" calcext:value-type="date">
            <text:p>28/03/2024</text:p>
          </table:table-cell>
          <table:table-cell table:style-name="ce2" table:formula="of:=[.F3]" office:value-type="date" office:date-value="2024-05-17" calcext:value-type="date">
            <text:p>17/05/2024</text:p>
          </table:table-cell>
          <table:table-cell table:number-columns-repeated="16378"/>
        </table:table-row>
        <table:table-row table:style-name="ro1">
          <table:table-cell table:style-name="ce2" table:formula="of:=[.A4]+7" office:value-type="date" office:date-value="2023-10-25" calcext:value-type="date">
            <text:p>25/10/2023</text:p>
          </table:table-cell>
          <table:table-cell table:style-name="ce2" table:formula="of:=[.B4]+7" office:value-type="date" office:date-value="2023-10-25" calcext:value-type="date">
            <text:p>25/10/2023</text:p>
          </table:table-cell>
          <table:table-cell table:style-name="ce2" table:formula="of:=[.C4]" office:value-type="date" office:date-value="2023-12-01" calcext:value-type="date">
            <text:p>01/12/2023</text:p>
          </table:table-cell>
          <table:table-cell table:style-name="ce2" table:formula="of:=[.D4]" office:value-type="date" office:date-value="2023-12-18" calcext:value-type="date">
            <text:p>18/12/2023</text:p>
          </table:table-cell>
          <table:table-cell table:style-name="ce2" table:formula="of:=[.E4]" office:value-type="date" office:date-value="2024-03-28" calcext:value-type="date">
            <text:p>28/03/2024</text:p>
          </table:table-cell>
          <table:table-cell table:style-name="ce2" table:formula="of:=[.F4]" office:value-type="date" office:date-value="2024-05-17" calcext:value-type="date">
            <text:p>17/05/2024</text:p>
          </table:table-cell>
          <table:table-cell table:number-columns-repeated="16378"/>
        </table:table-row>
        <table:table-row table:style-name="ro1">
          <table:table-cell table:style-name="ce2" table:formula="of:=[.A5]+7" office:value-type="date" office:date-value="2023-11-01" calcext:value-type="date">
            <text:p>01/11/2023</text:p>
          </table:table-cell>
          <table:table-cell table:style-name="ce2" table:formula="of:=[.B5]+7" office:value-type="date" office:date-value="2023-11-01" calcext:value-type="date">
            <text:p>01/11/2023</text:p>
          </table:table-cell>
          <table:table-cell table:style-name="ce2" table:formula="of:=[.C5]" office:value-type="date" office:date-value="2023-12-01" calcext:value-type="date">
            <text:p>01/12/2023</text:p>
          </table:table-cell>
          <table:table-cell table:style-name="ce2" table:formula="of:=[.D5]" office:value-type="date" office:date-value="2023-12-18" calcext:value-type="date">
            <text:p>18/12/2023</text:p>
          </table:table-cell>
          <table:table-cell table:style-name="ce2" table:formula="of:=[.E5]" office:value-type="date" office:date-value="2024-03-28" calcext:value-type="date">
            <text:p>28/03/2024</text:p>
          </table:table-cell>
          <table:table-cell table:style-name="ce2" table:formula="of:=[.F5]" office:value-type="date" office:date-value="2024-05-17" calcext:value-type="date">
            <text:p>17/05/2024</text:p>
          </table:table-cell>
          <table:table-cell table:number-columns-repeated="16378"/>
        </table:table-row>
        <table:table-row table:style-name="ro1">
          <table:table-cell table:style-name="ce2" table:formula="of:=[.A6]+7" office:value-type="date" office:date-value="2023-11-08" calcext:value-type="date">
            <text:p>08/11/2023</text:p>
          </table:table-cell>
          <table:table-cell table:style-name="ce2" table:formula="of:=[.B6]+7" office:value-type="date" office:date-value="2023-11-08" calcext:value-type="date">
            <text:p>08/11/2023</text:p>
          </table:table-cell>
          <table:table-cell table:style-name="ce2" table:formula="of:=[.C6]" office:value-type="date" office:date-value="2023-12-01" calcext:value-type="date">
            <text:p>01/12/2023</text:p>
          </table:table-cell>
          <table:table-cell table:style-name="ce2" table:formula="of:=[.D6]" office:value-type="date" office:date-value="2023-12-18" calcext:value-type="date">
            <text:p>18/12/2023</text:p>
          </table:table-cell>
          <table:table-cell table:style-name="ce2" table:formula="of:=[.E6]" office:value-type="date" office:date-value="2024-03-28" calcext:value-type="date">
            <text:p>28/03/2024</text:p>
          </table:table-cell>
          <table:table-cell table:style-name="ce2" table:formula="of:=[.F6]" office:value-type="date" office:date-value="2024-05-17" calcext:value-type="date">
            <text:p>17/05/2024</text:p>
          </table:table-cell>
          <table:table-cell table:number-columns-repeated="16378"/>
        </table:table-row>
        <table:table-row table:style-name="ro1">
          <table:table-cell table:style-name="ce2" table:formula="of:=[.A7]+7" office:value-type="date" office:date-value="2023-11-15" calcext:value-type="date">
            <text:p>15/11/2023</text:p>
          </table:table-cell>
          <table:table-cell table:style-name="ce2" table:formula="of:=[.B7]+7" office:value-type="date" office:date-value="2023-11-15" calcext:value-type="date">
            <text:p>15/11/2023</text:p>
          </table:table-cell>
          <table:table-cell table:style-name="ce2" table:formula="of:=[.C7]" office:value-type="date" office:date-value="2023-12-01" calcext:value-type="date">
            <text:p>01/12/2023</text:p>
          </table:table-cell>
          <table:table-cell table:style-name="ce2" table:formula="of:=[.D7]" office:value-type="date" office:date-value="2023-12-18" calcext:value-type="date">
            <text:p>18/12/2023</text:p>
          </table:table-cell>
          <table:table-cell table:style-name="ce2" table:formula="of:=[.E7]" office:value-type="date" office:date-value="2024-03-28" calcext:value-type="date">
            <text:p>28/03/2024</text:p>
          </table:table-cell>
          <table:table-cell table:style-name="ce2" table:formula="of:=[.F7]" office:value-type="date" office:date-value="2024-05-17" calcext:value-type="date">
            <text:p>17/05/2024</text:p>
          </table:table-cell>
          <table:table-cell table:number-columns-repeated="16378"/>
        </table:table-row>
        <table:table-row table:style-name="ro1">
          <table:table-cell table:style-name="ce2" table:formula="of:=[.A8]+7" office:value-type="date" office:date-value="2023-11-22" calcext:value-type="date">
            <text:p>22/11/2023</text:p>
          </table:table-cell>
          <table:table-cell table:style-name="ce2" table:formula="of:=[.B8]+7" office:value-type="date" office:date-value="2023-11-22" calcext:value-type="date">
            <text:p>22/11/2023</text:p>
          </table:table-cell>
          <table:table-cell table:style-name="ce2" table:formula="of:=[.C8]" office:value-type="date" office:date-value="2023-12-01" calcext:value-type="date">
            <text:p>01/12/2023</text:p>
          </table:table-cell>
          <table:table-cell table:style-name="ce2" table:formula="of:=[.D8]" office:value-type="date" office:date-value="2023-12-18" calcext:value-type="date">
            <text:p>18/12/2023</text:p>
          </table:table-cell>
          <table:table-cell table:style-name="ce2" table:formula="of:=[.E8]" office:value-type="date" office:date-value="2024-03-28" calcext:value-type="date">
            <text:p>28/03/2024</text:p>
          </table:table-cell>
          <table:table-cell table:style-name="ce2" table:formula="of:=[.F8]" office:value-type="date" office:date-value="2024-05-17" calcext:value-type="date">
            <text:p>17/05/2024</text:p>
          </table:table-cell>
          <table:table-cell table:number-columns-repeated="16378"/>
        </table:table-row>
        <table:table-row table:style-name="ro1">
          <table:table-cell table:style-name="ce2" table:formula="of:=[.A9]+7" office:value-type="date" office:date-value="2023-11-29" calcext:value-type="date">
            <text:p>29/11/2023</text:p>
          </table:table-cell>
          <table:table-cell table:style-name="ce2" table:formula="of:=[.B9]+7" office:value-type="date" office:date-value="2023-11-29" calcext:value-type="date">
            <text:p>29/11/2023</text:p>
          </table:table-cell>
          <table:table-cell table:style-name="ce2" table:formula="of:=[.C9]" office:value-type="date" office:date-value="2023-12-01" calcext:value-type="date">
            <text:p>01/12/2023</text:p>
          </table:table-cell>
          <table:table-cell table:style-name="ce2" table:formula="of:=[.D9]" office:value-type="date" office:date-value="2023-12-18" calcext:value-type="date">
            <text:p>18/12/2023</text:p>
          </table:table-cell>
          <table:table-cell table:style-name="ce2" table:formula="of:=[.E9]" office:value-type="date" office:date-value="2024-03-28" calcext:value-type="date">
            <text:p>28/03/2024</text:p>
          </table:table-cell>
          <table:table-cell table:style-name="ce2" table:formula="of:=[.F9]" office:value-type="date" office:date-value="2024-05-17" calcext:value-type="date">
            <text:p>17/05/2024</text:p>
          </table:table-cell>
          <table:table-cell table:number-columns-repeated="16378"/>
        </table:table-row>
        <table:table-row table:style-name="ro1">
          <table:table-cell table:style-name="ce2" table:formula="of:=[.A10]+7" office:value-type="date" office:date-value="2023-12-06" calcext:value-type="date">
            <text:p>06/12/2023</text:p>
          </table:table-cell>
          <table:table-cell table:style-name="ce2" table:formula="of:=[.B10]+7" office:value-type="date" office:date-value="2023-12-06" calcext:value-type="date">
            <text:p>06/12/2023</text:p>
          </table:table-cell>
          <table:table-cell table:style-name="ce2"/>
          <table:table-cell table:style-name="ce2" office:value-type="date" office:date-value="2023-12-26" calcext:value-type="date">
            <text:p>26/12/2023</text:p>
          </table:table-cell>
          <table:table-cell table:style-name="ce2" table:formula="of:=[.E10]+10" office:value-type="date" office:date-value="2024-04-07" calcext:value-type="date">
            <text:p>07/04/2024</text:p>
          </table:table-cell>
          <table:table-cell table:style-name="ce2" table:formula="of:=[.F10]+10" office:value-type="date" office:date-value="2024-05-27" calcext:value-type="date">
            <text:p>27/05/2024</text:p>
          </table:table-cell>
          <table:table-cell table:number-columns-repeated="16378"/>
        </table:table-row>
        <table:table-row table:style-name="ro1">
          <table:table-cell table:style-name="ce2" table:formula="of:=[.A11]+7" office:value-type="date" office:date-value="2023-12-13" calcext:value-type="date">
            <text:p>13/12/2023</text:p>
          </table:table-cell>
          <table:table-cell table:style-name="ce2" table:formula="of:=[.B11]+7" office:value-type="date" office:date-value="2023-12-13" calcext:value-type="date">
            <text:p>13/12/2023</text:p>
          </table:table-cell>
          <table:table-cell table:style-name="ce2"/>
          <table:table-cell table:style-name="ce2" table:formula="of:=[.D11]" office:value-type="date" office:date-value="2023-12-26" calcext:value-type="date">
            <text:p>26/12/2023</text:p>
          </table:table-cell>
          <table:table-cell table:style-name="ce2" table:formula="of:=[.E11]" office:value-type="date" office:date-value="2024-04-07" calcext:value-type="date">
            <text:p>07/04/2024</text:p>
          </table:table-cell>
          <table:table-cell table:style-name="ce2" table:formula="of:=[.F11]" office:value-type="date" office:date-value="2024-05-27" calcext:value-type="date">
            <text:p>27/05/2024</text:p>
          </table:table-cell>
          <table:table-cell table:number-columns-repeated="16378"/>
        </table:table-row>
        <table:table-row table:style-name="ro1">
          <table:table-cell table:style-name="ce2" table:formula="of:=[.A12]+7" office:value-type="date" office:date-value="2023-12-20" calcext:value-type="date">
            <text:p>20/12/2023</text:p>
          </table:table-cell>
          <table:table-cell table:style-name="ce2" table:formula="of:=[.B12]+7" office:value-type="date" office:date-value="2023-12-20" calcext:value-type="date">
            <text:p>20/12/2023</text:p>
          </table:table-cell>
          <table:table-cell/>
          <table:table-cell table:style-name="ce2" table:formula="of:=[.D12]" office:value-type="date" office:date-value="2023-12-26" calcext:value-type="date">
            <text:p>26/12/2023</text:p>
          </table:table-cell>
          <table:table-cell table:style-name="ce2" table:formula="of:=[.E12]" office:value-type="date" office:date-value="2024-04-07" calcext:value-type="date">
            <text:p>07/04/2024</text:p>
          </table:table-cell>
          <table:table-cell table:style-name="ce2" table:formula="of:=[.F12]" office:value-type="date" office:date-value="2024-05-27" calcext:value-type="date">
            <text:p>27/05/2024</text:p>
          </table:table-cell>
          <table:table-cell table:number-columns-repeated="16378"/>
        </table:table-row>
        <table:table-row table:style-name="ro1">
          <table:table-cell table:style-name="ce2" table:formula="of:=[.A13]+7" office:value-type="date" office:date-value="2023-12-27" calcext:value-type="date">
            <text:p>27/12/2023</text:p>
          </table:table-cell>
          <table:table-cell table:style-name="ce2" table:formula="of:=[.B13]+7" office:value-type="date" office:date-value="2023-12-27" calcext:value-type="date">
            <text:p>27/12/2023</text:p>
          </table:table-cell>
          <table:table-cell/>
          <table:table-cell table:style-name="ce2" table:formula="of:=[.D13]" office:value-type="date" office:date-value="2023-12-26" calcext:value-type="date">
            <text:p>26/12/2023</text:p>
          </table:table-cell>
          <table:table-cell table:style-name="ce2" table:formula="of:=[.E13]" office:value-type="date" office:date-value="2024-04-07" calcext:value-type="date">
            <text:p>07/04/2024</text:p>
          </table:table-cell>
          <table:table-cell table:style-name="ce2" table:formula="of:=[.F13]" office:value-type="date" office:date-value="2024-05-27" calcext:value-type="date">
            <text:p>27/05/2024</text:p>
          </table:table-cell>
          <table:table-cell table:number-columns-repeated="16378"/>
        </table:table-row>
        <table:table-row table:style-name="ro1">
          <table:table-cell table:style-name="ce2" table:formula="of:=[.A14]+7" office:value-type="date" office:date-value="2024-01-03" calcext:value-type="date">
            <text:p>03/01/2024</text:p>
          </table:table-cell>
          <table:table-cell table:style-name="ce2" table:formula="of:=[.B14]+7" office:value-type="date" office:date-value="2024-01-03" calcext:value-type="date">
            <text:p>03/01/2024</text:p>
          </table:table-cell>
          <table:table-cell table:number-columns-repeated="2"/>
          <table:table-cell table:style-name="ce2" table:formula="of:=[.E14]" office:value-type="date" office:date-value="2024-04-07" calcext:value-type="date">
            <text:p>07/04/2024</text:p>
          </table:table-cell>
          <table:table-cell table:style-name="ce2" table:formula="of:=[.F14]" office:value-type="date" office:date-value="2024-05-27" calcext:value-type="date">
            <text:p>27/05/2024</text:p>
          </table:table-cell>
          <table:table-cell table:number-columns-repeated="16378"/>
        </table:table-row>
        <table:table-row table:style-name="ro1">
          <table:table-cell table:style-name="ce2" table:formula="of:=[.A15]+7" office:value-type="date" office:date-value="2024-01-10" calcext:value-type="date">
            <text:p>10/01/2024</text:p>
          </table:table-cell>
          <table:table-cell table:style-name="ce2" table:formula="of:=[.B15]+7" office:value-type="date" office:date-value="2024-01-10" calcext:value-type="date">
            <text:p>10/01/2024</text:p>
          </table:table-cell>
          <table:table-cell table:number-columns-repeated="2"/>
          <table:table-cell table:style-name="ce2" table:formula="of:=[.E15]" office:value-type="date" office:date-value="2024-04-07" calcext:value-type="date">
            <text:p>07/04/2024</text:p>
          </table:table-cell>
          <table:table-cell table:style-name="ce2" table:formula="of:=[.F15]" office:value-type="date" office:date-value="2024-05-27" calcext:value-type="date">
            <text:p>27/05/2024</text:p>
          </table:table-cell>
          <table:table-cell table:number-columns-repeated="16378"/>
        </table:table-row>
        <table:table-row table:style-name="ro1">
          <table:table-cell table:style-name="ce2" table:formula="of:=[.A16]+7" office:value-type="date" office:date-value="2024-01-17" calcext:value-type="date">
            <text:p>17/01/2024</text:p>
          </table:table-cell>
          <table:table-cell table:style-name="ce2" table:formula="of:=[.B16]+7" office:value-type="date" office:date-value="2024-01-17" calcext:value-type="date">
            <text:p>17/01/2024</text:p>
          </table:table-cell>
          <table:table-cell table:number-columns-repeated="2"/>
          <table:table-cell table:style-name="ce2" table:formula="of:=[.E16]" office:value-type="date" office:date-value="2024-04-07" calcext:value-type="date">
            <text:p>07/04/2024</text:p>
          </table:table-cell>
          <table:table-cell table:style-name="ce2" table:formula="of:=[.F16]" office:value-type="date" office:date-value="2024-05-27" calcext:value-type="date">
            <text:p>27/05/2024</text:p>
          </table:table-cell>
          <table:table-cell table:number-columns-repeated="16378"/>
        </table:table-row>
        <table:table-row table:style-name="ro1">
          <table:table-cell table:style-name="ce2" table:formula="of:=[.A17]+7" office:value-type="date" office:date-value="2024-01-24" calcext:value-type="date">
            <text:p>24/01/2024</text:p>
          </table:table-cell>
          <table:table-cell table:style-name="ce2" table:formula="of:=[.B17]+7" office:value-type="date" office:date-value="2024-01-24" calcext:value-type="date">
            <text:p>24/01/2024</text:p>
          </table:table-cell>
          <table:table-cell table:number-columns-repeated="2"/>
          <table:table-cell table:style-name="ce2" table:formula="of:=[.E17]" office:value-type="date" office:date-value="2024-04-07" calcext:value-type="date">
            <text:p>07/04/2024</text:p>
          </table:table-cell>
          <table:table-cell table:style-name="ce2" table:formula="of:=[.F17]" office:value-type="date" office:date-value="2024-05-27" calcext:value-type="date">
            <text:p>27/05/2024</text:p>
          </table:table-cell>
          <table:table-cell table:number-columns-repeated="16378"/>
        </table:table-row>
        <table:table-row table:style-name="ro1">
          <table:table-cell table:style-name="ce2" table:formula="of:=[.A18]+7" office:value-type="date" office:date-value="2024-01-31" calcext:value-type="date">
            <text:p>31/01/2024</text:p>
          </table:table-cell>
          <table:table-cell table:style-name="ce2" table:formula="of:=[.B18]+7" office:value-type="date" office:date-value="2024-01-31" calcext:value-type="date">
            <text:p>31/01/2024</text:p>
          </table:table-cell>
          <table:table-cell table:number-columns-repeated="2"/>
          <table:table-cell table:style-name="ce2" office:value-type="date" office:date-value="2024-04-15" calcext:value-type="date">
            <text:p>15/04/2024</text:p>
          </table:table-cell>
          <table:table-cell table:style-name="ce2" table:formula="of:=[.F18]+8" office:value-type="date" office:date-value="2024-06-04" calcext:value-type="date">
            <text:p>04/06/2024</text:p>
          </table:table-cell>
          <table:table-cell table:number-columns-repeated="16378"/>
        </table:table-row>
        <table:table-row table:style-name="ro1">
          <table:table-cell table:style-name="ce2" table:formula="of:=[.A19]+7" office:value-type="date" office:date-value="2024-02-07" calcext:value-type="date">
            <text:p>07/02/2024</text:p>
          </table:table-cell>
          <table:table-cell table:style-name="ce2" table:formula="of:=[.B19]+7" office:value-type="date" office:date-value="2024-02-07" calcext:value-type="date">
            <text:p>07/02/2024</text:p>
          </table:table-cell>
          <table:table-cell table:number-columns-repeated="2"/>
          <table:table-cell table:style-name="ce2" table:formula="of:=[.E19]" office:value-type="date" office:date-value="2024-04-15" calcext:value-type="date">
            <text:p>15/04/2024</text:p>
          </table:table-cell>
          <table:table-cell table:style-name="ce2" table:formula="of:=[.F19]" office:value-type="date" office:date-value="2024-06-04" calcext:value-type="date">
            <text:p>04/06/2024</text:p>
          </table:table-cell>
          <table:table-cell table:number-columns-repeated="16378"/>
        </table:table-row>
        <table:table-row table:style-name="ro1">
          <table:table-cell table:style-name="ce2" table:formula="of:=[.A20]+7" office:value-type="date" office:date-value="2024-02-14" calcext:value-type="date">
            <text:p>14/02/2024</text:p>
          </table:table-cell>
          <table:table-cell table:style-name="ce2" table:formula="of:=[.B20]+7" office:value-type="date" office:date-value="2024-02-14" calcext:value-type="date">
            <text:p>14/02/2024</text:p>
          </table:table-cell>
          <table:table-cell table:number-columns-repeated="2"/>
          <table:table-cell table:style-name="ce2" table:formula="of:=[.E20]" office:value-type="date" office:date-value="2024-04-15" calcext:value-type="date">
            <text:p>15/04/2024</text:p>
          </table:table-cell>
          <table:table-cell table:style-name="ce2" table:formula="of:=[.F20]" office:value-type="date" office:date-value="2024-06-04" calcext:value-type="date">
            <text:p>04/06/2024</text:p>
          </table:table-cell>
          <table:table-cell table:number-columns-repeated="16378"/>
        </table:table-row>
        <table:table-row table:style-name="ro1">
          <table:table-cell table:style-name="ce2" table:formula="of:=[.A21]+7" office:value-type="date" office:date-value="2024-02-21" calcext:value-type="date">
            <text:p>21/02/2024</text:p>
          </table:table-cell>
          <table:table-cell table:style-name="ce2" table:formula="of:=[.B21]+7" office:value-type="date" office:date-value="2024-02-21" calcext:value-type="date">
            <text:p>21/02/2024</text:p>
          </table:table-cell>
          <table:table-cell table:number-columns-repeated="2"/>
          <table:table-cell table:style-name="ce2" table:formula="of:=[.E21]" office:value-type="date" office:date-value="2024-04-15" calcext:value-type="date">
            <text:p>15/04/2024</text:p>
          </table:table-cell>
          <table:table-cell table:style-name="ce2" table:formula="of:=[.F21]" office:value-type="date" office:date-value="2024-06-04" calcext:value-type="date">
            <text:p>04/06/2024</text:p>
          </table:table-cell>
          <table:table-cell table:number-columns-repeated="16378"/>
        </table:table-row>
        <table:table-row table:style-name="ro1">
          <table:table-cell table:style-name="ce2" table:formula="of:=[.A22]+7" office:value-type="date" office:date-value="2024-02-28" calcext:value-type="date">
            <text:p>28/02/2024</text:p>
          </table:table-cell>
          <table:table-cell table:style-name="ce2" table:formula="of:=[.B22]+7" office:value-type="date" office:date-value="2024-02-28" calcext:value-type="date">
            <text:p>28/02/2024</text:p>
          </table:table-cell>
          <table:table-cell table:number-columns-repeated="2"/>
          <table:table-cell table:style-name="ce2" table:formula="of:=[.E22]" office:value-type="date" office:date-value="2024-04-15" calcext:value-type="date">
            <text:p>15/04/2024</text:p>
          </table:table-cell>
          <table:table-cell table:style-name="ce2" table:formula="of:=[.F22]" office:value-type="date" office:date-value="2024-06-04" calcext:value-type="date">
            <text:p>04/06/2024</text:p>
          </table:table-cell>
          <table:table-cell table:number-columns-repeated="16378"/>
        </table:table-row>
        <table:table-row table:style-name="ro1">
          <table:table-cell table:style-name="ce2" table:formula="of:=[.A23]+7" office:value-type="date" office:date-value="2024-03-06" calcext:value-type="date">
            <text:p>06/03/2024</text:p>
          </table:table-cell>
          <table:table-cell table:style-name="ce2" table:formula="of:=[.B23]+7" office:value-type="date" office:date-value="2024-03-06" calcext:value-type="date">
            <text:p>06/03/2024</text:p>
          </table:table-cell>
          <table:table-cell table:number-columns-repeated="2"/>
          <table:table-cell table:style-name="ce2"/>
          <table:table-cell table:style-name="ce2" table:formula="of:=[.F23]" office:value-type="date" office:date-value="2024-06-04" calcext:value-type="date">
            <text:p>04/06/2024</text:p>
          </table:table-cell>
          <table:table-cell table:number-columns-repeated="16378"/>
        </table:table-row>
        <table:table-row table:style-name="ro1">
          <table:table-cell table:style-name="ce2" table:formula="of:=[.A24]+7" office:value-type="date" office:date-value="2024-03-13" calcext:value-type="date">
            <text:p>13/03/2024</text:p>
          </table:table-cell>
          <table:table-cell table:style-name="ce2" table:formula="of:=[.B24]+7" office:value-type="date" office:date-value="2024-03-13" calcext:value-type="date">
            <text:p>13/03/2024</text:p>
          </table:table-cell>
          <table:table-cell table:number-columns-repeated="16382"/>
        </table:table-row>
        <table:table-row table:style-name="ro1">
          <table:table-cell table:style-name="ce2" table:formula="of:=[.A25]+7" office:value-type="date" office:date-value="2024-03-20" calcext:value-type="date">
            <text:p>20/03/2024</text:p>
          </table:table-cell>
          <table:table-cell table:style-name="ce2" table:formula="of:=[.B25]+7" office:value-type="date" office:date-value="2024-03-20" calcext:value-type="date">
            <text:p>20/03/2024</text:p>
          </table:table-cell>
          <table:table-cell table:number-columns-repeated="16382"/>
        </table:table-row>
        <table:table-row table:style-name="ro1">
          <table:table-cell table:style-name="ce2" table:formula="of:=[.A26]+7" office:value-type="date" office:date-value="2024-03-27" calcext:value-type="date">
            <text:p>27/03/2024</text:p>
          </table:table-cell>
          <table:table-cell table:style-name="ce2" table:formula="of:=[.B26]+7" office:value-type="date" office:date-value="2024-03-27" calcext:value-type="date">
            <text:p>27/03/2024</text:p>
          </table:table-cell>
          <table:table-cell table:number-columns-repeated="16382"/>
        </table:table-row>
        <table:table-row table:style-name="ro1">
          <table:table-cell table:style-name="ce2" table:formula="of:=[.A27]+7" office:value-type="date" office:date-value="2024-04-03" calcext:value-type="date">
            <text:p>03/04/2024</text:p>
          </table:table-cell>
          <table:table-cell table:style-name="ce2" table:formula="of:=[.B27]+7" office:value-type="date" office:date-value="2024-04-03" calcext:value-type="date">
            <text:p>03/04/2024</text:p>
          </table:table-cell>
          <table:table-cell table:number-columns-repeated="16382"/>
        </table:table-row>
        <table:table-row table:style-name="ro1">
          <table:table-cell table:style-name="ce2" table:formula="of:=[.A28]+7" office:value-type="date" office:date-value="2024-04-10" calcext:value-type="date">
            <text:p>10/04/2024</text:p>
          </table:table-cell>
          <table:table-cell table:style-name="ce2" table:formula="of:=[.B28]+7" office:value-type="date" office:date-value="2024-04-10" calcext:value-type="date">
            <text:p>10/04/2024</text:p>
          </table:table-cell>
          <table:table-cell table:number-columns-repeated="16382"/>
        </table:table-row>
        <table:table-row table:style-name="ro1">
          <table:table-cell table:style-name="ce2" table:formula="of:=[.A29]+7" office:value-type="date" office:date-value="2024-04-17" calcext:value-type="date">
            <text:p>17/04/2024</text:p>
          </table:table-cell>
          <table:table-cell table:style-name="ce2" table:formula="of:=[.B29]+7" office:value-type="date" office:date-value="2024-04-17" calcext:value-type="date">
            <text:p>17/04/2024</text:p>
          </table:table-cell>
          <table:table-cell table:number-columns-repeated="16382"/>
        </table:table-row>
        <table:table-row table:style-name="ro1">
          <table:table-cell table:style-name="ce2" table:formula="of:=[.A30]+7" office:value-type="date" office:date-value="2024-04-24" calcext:value-type="date">
            <text:p>24/04/2024</text:p>
          </table:table-cell>
          <table:table-cell table:style-name="ce2" table:formula="of:=[.B30]+7" office:value-type="date" office:date-value="2024-04-24" calcext:value-type="date">
            <text:p>24/04/2024</text:p>
          </table:table-cell>
          <table:table-cell table:number-columns-repeated="16382"/>
        </table:table-row>
        <table:table-row table:style-name="ro1">
          <table:table-cell table:style-name="ce2" table:formula="of:=[.A31]+7" office:value-type="date" office:date-value="2024-05-01" calcext:value-type="date">
            <text:p>01/05/2024</text:p>
          </table:table-cell>
          <table:table-cell table:style-name="ce2" table:formula="of:=[.B31]+7" office:value-type="date" office:date-value="2024-05-01" calcext:value-type="date">
            <text:p>01/05/2024</text:p>
          </table:table-cell>
          <table:table-cell table:number-columns-repeated="16382"/>
        </table:table-row>
        <table:table-row table:style-name="ro1">
          <table:table-cell table:style-name="ce2" table:formula="of:=[.A32]+7" office:value-type="date" office:date-value="2024-05-08" calcext:value-type="date">
            <text:p>08/05/2024</text:p>
          </table:table-cell>
          <table:table-cell table:style-name="ce2" table:formula="of:=[.B32]+7" office:value-type="date" office:date-value="2024-05-08" calcext:value-type="date">
            <text:p>08/05/2024</text:p>
          </table:table-cell>
          <table:table-cell table:number-columns-repeated="16382"/>
        </table:table-row>
        <table:table-row table:style-name="ro1">
          <table:table-cell table:style-name="ce2" table:formula="of:=[.A33]+7" office:value-type="date" office:date-value="2024-05-15" calcext:value-type="date">
            <text:p>15/05/2024</text:p>
          </table:table-cell>
          <table:table-cell table:style-name="ce2" table:formula="of:=[.B33]+7" office:value-type="date" office:date-value="2024-05-15" calcext:value-type="date">
            <text:p>15/05/2024</text:p>
          </table:table-cell>
          <table:table-cell table:number-columns-repeated="16382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8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6-09-16T00:00:00</meta:creation-date>
    <dc:date>2023-10-14T23:08:11.253000000</dc:date>
    <meta:generator>LibreOffice/7.4.2.3$Windows_X86_64 LibreOffice_project/382eef1f22670f7f4118c8c2dd222ec7ad009daf</meta:generator>
    <meta:editing-duration>PT3M31S</meta:editing-duration>
    <meta:editing-cycles>1</meta:editing-cycles>
    <meta:document-statistic meta:table-count="1" meta:cell-count="139" meta:object-count="1"/>
    <meta:user-defined meta:name="AppVersion">15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date-style style:name="N128">
      <number:month/>
      <number:text>/</number:text>
      <number:day/>
      <number:text>/</number:text>
      <number:year number:style="long"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128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28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f81bd" svg:stroke-linecap="round" draw:fill-color="#4f81bd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128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c0504d" svg:stroke-linecap="round" draw:fill-color="#c0504d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128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9bbb59" svg:stroke-linecap="round" draw:fill-color="#9bbb59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28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8064a2" svg:stroke-linecap="round" draw:fill-color="#8064a2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28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bacc6" svg:stroke-linecap="round" draw:fill-color="#4bacc6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182cm" svg:height="12.726cm" xlink:href=".." xlink:type="simple" chart:class="chart:scatter" chart:style-name="ch1">
        <chart:title svg:x="5.66cm" svg:y="0.39cm" chart:style-name="ch2">
          <text:p>fin developpement</text:p>
        </chart:title>
        <chart:legend chart:legend-position="bottom" svg:x="2.21cm" svg:y="11.787cm" style:legend-expansion="wide" chart:style-name="ch3"/>
        <chart:plot-area chart:style-name="ch4" table:cell-range-address="Feuil1.A2:Feuil1.F33 Feuil1.B1:Feuil1.F1" chart:data-source-has-labels="row" svg:x="0.303cm" svg:y="1.427cm" svg:width="14.576cm" svg:height="9.922cm">
          <chart:coordinate-region svg:x="2.013cm" svg:y="1.587cm" svg:width="12.229cm" svg:height="9.34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1.B2:Feuil1.B33" chart:label-cell-address="Feuil1.B1:Feuil1.B1" chart:class="chart:scatter">
            <chart:domain table:cell-range-address="Feuil1.A2:Feuil1.A33"/>
            <chart:data-point chart:repeated="32"/>
          </chart:series>
          <chart:series chart:style-name="ch8" chart:values-cell-range-address="Feuil1.C2:Feuil1.C33" chart:label-cell-address="Feuil1.C1:Feuil1.C1" chart:class="chart:scatter">
            <chart:data-point chart:repeated="32"/>
          </chart:series>
          <chart:series chart:style-name="ch9" chart:values-cell-range-address="Feuil1.D2:Feuil1.D33" chart:label-cell-address="Feuil1.D1:Feuil1.D1" chart:class="chart:scatter">
            <chart:data-point chart:repeated="32"/>
          </chart:series>
          <chart:series chart:style-name="ch10" chart:values-cell-range-address="Feuil1.E2:Feuil1.E33" chart:label-cell-address="Feuil1.E1:Feuil1.E1" chart:class="chart:scatter">
            <chart:data-point chart:repeated="32"/>
          </chart:series>
          <chart:series chart:style-name="ch11" chart:values-cell-range-address="Feuil1.F2:Feuil1.F33" chart:label-cell-address="Feuil1.F1:Feuil1.F1" chart:class="chart:scatter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DATE</text:p>
                <draw:g>
                  <svg:desc>Feuil1.B1:Feuil1.B1</svg:desc>
                </draw:g>
              </table:table-cell>
              <table:table-cell office:value-type="string">
                <text:p>Fin de recherche</text:p>
                <draw:g>
                  <svg:desc>Feuil1.C1:Feuil1.C1</svg:desc>
                </draw:g>
              </table:table-cell>
              <table:table-cell office:value-type="string">
                <text:p>Materiel opeérationnel</text:p>
                <draw:g>
                  <svg:desc>Feuil1.D1:Feuil1.D1</svg:desc>
                </draw:g>
              </table:table-cell>
              <table:table-cell office:value-type="string">
                <text:p>Fin développement</text:p>
                <draw:g>
                  <svg:desc>Feuil1.E1:Feuil1.E1</svg:desc>
                </draw:g>
              </table:table-cell>
              <table:table-cell office:value-type="string">
                <text:p>Fin du projet</text:p>
                <draw:g>
                  <svg:desc>Feuil1.F1:Feuil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203">
                <text:p>45203</text:p>
                <draw:g>
                  <svg:desc>Feuil1.A2:Feuil1.A33</svg:desc>
                </draw:g>
              </table:table-cell>
              <table:table-cell office:value-type="float" office:value="45203">
                <text:p>45203</text:p>
                <draw:g>
                  <svg:desc>Feuil1.B2:Feuil1.B33</svg:desc>
                </draw:g>
              </table:table-cell>
              <table:table-cell office:value-type="float" office:value="45261">
                <text:p>45261</text:p>
                <draw:g>
                  <svg:desc>Feuil1.C2:Feuil1.C33</svg:desc>
                </draw:g>
              </table:table-cell>
              <table:table-cell office:value-type="float" office:value="45278">
                <text:p>45278</text:p>
                <draw:g>
                  <svg:desc>Feuil1.D2:Feuil1.D33</svg:desc>
                </draw:g>
              </table:table-cell>
              <table:table-cell office:value-type="float" office:value="45379">
                <text:p>45379</text:p>
                <draw:g>
                  <svg:desc>Feuil1.E2:Feuil1.E33</svg:desc>
                </draw:g>
              </table:table-cell>
              <table:table-cell office:value-type="float" office:value="45429">
                <text:p>45429</text:p>
                <draw:g>
                  <svg:desc>Feuil1.F2:Feuil1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210">
                <text:p>45210</text:p>
              </table:table-cell>
              <table:table-cell office:value-type="float" office:value="45210">
                <text:p>45210</text:p>
              </table:table-cell>
              <table:table-cell office:value-type="float" office:value="45261">
                <text:p>45261</text:p>
              </table:table-cell>
              <table:table-cell office:value-type="float" office:value="45278">
                <text:p>45278</text:p>
              </table:table-cell>
              <table:table-cell office:value-type="float" office:value="45379">
                <text:p>45379</text:p>
              </table:table-cell>
              <table:table-cell office:value-type="float" office:value="45429">
                <text:p>45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217">
                <text:p>45217</text:p>
              </table:table-cell>
              <table:table-cell office:value-type="float" office:value="45217">
                <text:p>45217</text:p>
              </table:table-cell>
              <table:table-cell office:value-type="float" office:value="45261">
                <text:p>45261</text:p>
              </table:table-cell>
              <table:table-cell office:value-type="float" office:value="45278">
                <text:p>45278</text:p>
              </table:table-cell>
              <table:table-cell office:value-type="float" office:value="45379">
                <text:p>45379</text:p>
              </table:table-cell>
              <table:table-cell office:value-type="float" office:value="45429">
                <text:p>45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224">
                <text:p>45224</text:p>
              </table:table-cell>
              <table:table-cell office:value-type="float" office:value="45224">
                <text:p>45224</text:p>
              </table:table-cell>
              <table:table-cell office:value-type="float" office:value="45261">
                <text:p>45261</text:p>
              </table:table-cell>
              <table:table-cell office:value-type="float" office:value="45278">
                <text:p>45278</text:p>
              </table:table-cell>
              <table:table-cell office:value-type="float" office:value="45379">
                <text:p>45379</text:p>
              </table:table-cell>
              <table:table-cell office:value-type="float" office:value="45429">
                <text:p>45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231">
                <text:p>45231</text:p>
              </table:table-cell>
              <table:table-cell office:value-type="float" office:value="45231">
                <text:p>45231</text:p>
              </table:table-cell>
              <table:table-cell office:value-type="float" office:value="45261">
                <text:p>45261</text:p>
              </table:table-cell>
              <table:table-cell office:value-type="float" office:value="45278">
                <text:p>45278</text:p>
              </table:table-cell>
              <table:table-cell office:value-type="float" office:value="45379">
                <text:p>45379</text:p>
              </table:table-cell>
              <table:table-cell office:value-type="float" office:value="45429">
                <text:p>45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238">
                <text:p>45238</text:p>
              </table:table-cell>
              <table:table-cell office:value-type="float" office:value="45238">
                <text:p>45238</text:p>
              </table:table-cell>
              <table:table-cell office:value-type="float" office:value="45261">
                <text:p>45261</text:p>
              </table:table-cell>
              <table:table-cell office:value-type="float" office:value="45278">
                <text:p>45278</text:p>
              </table:table-cell>
              <table:table-cell office:value-type="float" office:value="45379">
                <text:p>45379</text:p>
              </table:table-cell>
              <table:table-cell office:value-type="float" office:value="45429">
                <text:p>45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245">
                <text:p>45245</text:p>
              </table:table-cell>
              <table:table-cell office:value-type="float" office:value="45245">
                <text:p>45245</text:p>
              </table:table-cell>
              <table:table-cell office:value-type="float" office:value="45261">
                <text:p>45261</text:p>
              </table:table-cell>
              <table:table-cell office:value-type="float" office:value="45278">
                <text:p>45278</text:p>
              </table:table-cell>
              <table:table-cell office:value-type="float" office:value="45379">
                <text:p>45379</text:p>
              </table:table-cell>
              <table:table-cell office:value-type="float" office:value="45429">
                <text:p>45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52">
                <text:p>45252</text:p>
              </table:table-cell>
              <table:table-cell office:value-type="float" office:value="45252">
                <text:p>45252</text:p>
              </table:table-cell>
              <table:table-cell office:value-type="float" office:value="45261">
                <text:p>45261</text:p>
              </table:table-cell>
              <table:table-cell office:value-type="float" office:value="45278">
                <text:p>45278</text:p>
              </table:table-cell>
              <table:table-cell office:value-type="float" office:value="45379">
                <text:p>45379</text:p>
              </table:table-cell>
              <table:table-cell office:value-type="float" office:value="45429">
                <text:p>45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259">
                <text:p>45259</text:p>
              </table:table-cell>
              <table:table-cell office:value-type="float" office:value="45259">
                <text:p>45259</text:p>
              </table:table-cell>
              <table:table-cell office:value-type="float" office:value="45261">
                <text:p>45261</text:p>
              </table:table-cell>
              <table:table-cell office:value-type="float" office:value="45278">
                <text:p>45278</text:p>
              </table:table-cell>
              <table:table-cell office:value-type="float" office:value="45379">
                <text:p>45379</text:p>
              </table:table-cell>
              <table:table-cell office:value-type="float" office:value="45429">
                <text:p>45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266">
                <text:p>45266</text:p>
              </table:table-cell>
              <table:table-cell office:value-type="float" office:value="45266">
                <text:p>45266</text:p>
              </table:table-cell>
              <table:table-cell office:value-type="float" office:value="NaN">
                <text:p>NaN</text:p>
              </table:table-cell>
              <table:table-cell office:value-type="float" office:value="45286">
                <text:p>45286</text:p>
              </table:table-cell>
              <table:table-cell office:value-type="float" office:value="45389">
                <text:p>45389</text:p>
              </table:table-cell>
              <table:table-cell office:value-type="float" office:value="45439">
                <text:p>45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273">
                <text:p>45273</text:p>
              </table:table-cell>
              <table:table-cell office:value-type="float" office:value="45273">
                <text:p>45273</text:p>
              </table:table-cell>
              <table:table-cell office:value-type="float" office:value="NaN">
                <text:p>NaN</text:p>
              </table:table-cell>
              <table:table-cell office:value-type="float" office:value="45286">
                <text:p>45286</text:p>
              </table:table-cell>
              <table:table-cell office:value-type="float" office:value="45389">
                <text:p>45389</text:p>
              </table:table-cell>
              <table:table-cell office:value-type="float" office:value="45439">
                <text:p>454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280">
                <text:p>45280</text:p>
              </table:table-cell>
              <table:table-cell office:value-type="float" office:value="45280">
                <text:p>45280</text:p>
              </table:table-cell>
              <table:table-cell office:value-type="float" office:value="NaN">
                <text:p>NaN</text:p>
              </table:table-cell>
              <table:table-cell office:value-type="float" office:value="45286">
                <text:p>45286</text:p>
              </table:table-cell>
              <table:table-cell office:value-type="float" office:value="45389">
                <text:p>45389</text:p>
              </table:table-cell>
              <table:table-cell office:value-type="float" office:value="45439">
                <text:p>454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287">
                <text:p>45287</text:p>
              </table:table-cell>
              <table:table-cell office:value-type="float" office:value="45287">
                <text:p>45287</text:p>
              </table:table-cell>
              <table:table-cell office:value-type="float" office:value="NaN">
                <text:p>NaN</text:p>
              </table:table-cell>
              <table:table-cell office:value-type="float" office:value="45286">
                <text:p>45286</text:p>
              </table:table-cell>
              <table:table-cell office:value-type="float" office:value="45389">
                <text:p>45389</text:p>
              </table:table-cell>
              <table:table-cell office:value-type="float" office:value="45439">
                <text:p>454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294">
                <text:p>45294</text:p>
              </table:table-cell>
              <table:table-cell office:value-type="float" office:value="45294">
                <text:p>45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89">
                <text:p>45389</text:p>
              </table:table-cell>
              <table:table-cell office:value-type="float" office:value="45439">
                <text:p>454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301">
                <text:p>45301</text:p>
              </table:table-cell>
              <table:table-cell office:value-type="float" office:value="45301">
                <text:p>45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89">
                <text:p>45389</text:p>
              </table:table-cell>
              <table:table-cell office:value-type="float" office:value="45439">
                <text:p>454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308">
                <text:p>45308</text:p>
              </table:table-cell>
              <table:table-cell office:value-type="float" office:value="45308">
                <text:p>45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89">
                <text:p>45389</text:p>
              </table:table-cell>
              <table:table-cell office:value-type="float" office:value="45439">
                <text:p>454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315">
                <text:p>45315</text:p>
              </table:table-cell>
              <table:table-cell office:value-type="float" office:value="45315">
                <text:p>45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89">
                <text:p>45389</text:p>
              </table:table-cell>
              <table:table-cell office:value-type="float" office:value="45439">
                <text:p>454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322">
                <text:p>45322</text:p>
              </table:table-cell>
              <table:table-cell office:value-type="float" office:value="45322">
                <text:p>45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97">
                <text:p>45397</text:p>
              </table:table-cell>
              <table:table-cell office:value-type="float" office:value="45447">
                <text:p>454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329">
                <text:p>45329</text:p>
              </table:table-cell>
              <table:table-cell office:value-type="float" office:value="45329">
                <text:p>45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97">
                <text:p>45397</text:p>
              </table:table-cell>
              <table:table-cell office:value-type="float" office:value="45447">
                <text:p>45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336">
                <text:p>45336</text:p>
              </table:table-cell>
              <table:table-cell office:value-type="float" office:value="45336">
                <text:p>45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97">
                <text:p>45397</text:p>
              </table:table-cell>
              <table:table-cell office:value-type="float" office:value="45447">
                <text:p>454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343">
                <text:p>45343</text:p>
              </table:table-cell>
              <table:table-cell office:value-type="float" office:value="45343">
                <text:p>45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97">
                <text:p>45397</text:p>
              </table:table-cell>
              <table:table-cell office:value-type="float" office:value="45447">
                <text:p>454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350">
                <text:p>45350</text:p>
              </table:table-cell>
              <table:table-cell office:value-type="float" office:value="45350">
                <text:p>45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397">
                <text:p>45397</text:p>
              </table:table-cell>
              <table:table-cell office:value-type="float" office:value="45447">
                <text:p>454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357">
                <text:p>45357</text:p>
              </table:table-cell>
              <table:table-cell office:value-type="float" office:value="45357">
                <text:p>45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447">
                <text:p>454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364">
                <text:p>45364</text:p>
              </table:table-cell>
              <table:table-cell office:value-type="float" office:value="45364">
                <text:p>45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371">
                <text:p>45371</text:p>
              </table:table-cell>
              <table:table-cell office:value-type="float" office:value="45371">
                <text:p>45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378">
                <text:p>45378</text:p>
              </table:table-cell>
              <table:table-cell office:value-type="float" office:value="45378">
                <text:p>45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385">
                <text:p>45385</text:p>
              </table:table-cell>
              <table:table-cell office:value-type="float" office:value="45385">
                <text:p>4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392">
                <text:p>45392</text:p>
              </table:table-cell>
              <table:table-cell office:value-type="float" office:value="45392">
                <text:p>45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399">
                <text:p>45399</text:p>
              </table:table-cell>
              <table:table-cell office:value-type="float" office:value="45399">
                <text:p>45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406">
                <text:p>45406</text:p>
              </table:table-cell>
              <table:table-cell office:value-type="float" office:value="45406">
                <text:p>45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413">
                <text:p>45413</text:p>
              </table:table-cell>
              <table:table-cell office:value-type="float" office:value="45413">
                <text:p>45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420">
                <text:p>45420</text:p>
              </table:table-cell>
              <table:table-cell office:value-type="float" office:value="45420">
                <text:p>45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